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33E46C97F6.png" manifest:media-type="image/png"/>
  <manifest:file-entry manifest:full-path="Pictures/10000001000001F60000023BCD9BE506.png" manifest:media-type="image/png"/>
  <manifest:file-entry manifest:full-path="Pictures/100000010000022E00000112B45C5676.png" manifest:media-type="image/png"/>
  <manifest:file-entry manifest:full-path="Pictures/1000000100000166000000A44592B227.png" manifest:media-type="image/png"/>
  <manifest:file-entry manifest:full-path="Pictures/10000001000002280000017A2B117539.png" manifest:media-type="image/png"/>
  <manifest:file-entry manifest:full-path="Pictures/10000001000002300000012A1BFB9182.png" manifest:media-type="image/png"/>
  <manifest:file-entry manifest:full-path="Pictures/100000010000017F00000075CA623FA9.png" manifest:media-type="image/png"/>
  <manifest:file-entry manifest:full-path="Pictures/100000010000029C0000011C5A49B20D.png" manifest:media-type="image/png"/>
  <manifest:file-entry manifest:full-path="Pictures/1000000100000203000000B01635761C.png" manifest:media-type="image/png"/>
  <manifest:file-entry manifest:full-path="Pictures/10000001000003930000027207271F8F.png" manifest:media-type="image/png"/>
  <manifest:file-entry manifest:full-path="Pictures/10000001000001230000002F4257067D.png" manifest:media-type="image/png"/>
  <manifest:file-entry manifest:full-path="Pictures/100000010000016D000000955F876E2A.png" manifest:media-type="image/png"/>
  <manifest:file-entry manifest:full-path="Pictures/10000001000002CB000000CB754FAA4B.png" manifest:media-type="image/png"/>
  <manifest:file-entry manifest:full-path="Pictures/100000010000039A00000080F72398F3.png" manifest:media-type="image/png"/>
  <manifest:file-entry manifest:full-path="Pictures/100000010000013A000000E565B0ADBB.png" manifest:media-type="image/png"/>
  <manifest:file-entry manifest:full-path="Pictures/1000000100000142000001D80D279585.png" manifest:media-type="image/png"/>
  <manifest:file-entry manifest:full-path="Pictures/10000001000001650000005511338021.png" manifest:media-type="image/png"/>
  <manifest:file-entry manifest:full-path="Pictures/1000000100000155000001B4DA0E055C.png" manifest:media-type="image/png"/>
  <manifest:file-entry manifest:full-path="Pictures/1000000100000734000000A64D30A13C.png" manifest:media-type="image/png"/>
  <manifest:file-entry manifest:full-path="Pictures/100000010000034E000000EE7AE07AD0.png" manifest:media-type="image/png"/>
  <manifest:file-entry manifest:full-path="Pictures/10000001000001CB0000008DA318D130.png" manifest:media-type="image/png"/>
  <manifest:file-entry manifest:full-path="Pictures/10000001000001AE000001A378D878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P2" style:family="paragraph" style:parent-style-name="Standard">
      <style:text-properties officeooo:rsid="001770f3" officeooo:paragraph-rsid="001770f3"/>
    </style:style>
    <style:style style:name="P3" style:family="paragraph" style:parent-style-name="Standard">
      <style:text-properties officeooo:rsid="00188fa7" officeooo:paragraph-rsid="00188fa7"/>
    </style:style>
    <style:style style:name="P4" style:family="paragraph" style:parent-style-name="Standard">
      <style:text-properties officeooo:rsid="001d1eec" officeooo:paragraph-rsid="001d1eec"/>
    </style:style>
    <style:style style:name="P5" style:family="paragraph" style:parent-style-name="Standard">
      <style:text-properties officeooo:rsid="001d3910" officeooo:paragraph-rsid="001d3910"/>
    </style:style>
    <style:style style:name="P6" style:family="paragraph" style:parent-style-name="Standard">
      <style:text-properties officeooo:rsid="00206dd8" officeooo:paragraph-rsid="00206dd8"/>
    </style:style>
    <style:style style:name="P7" style:family="paragraph" style:parent-style-name="Standard">
      <style:text-properties officeooo:rsid="00209fac" officeooo:paragraph-rsid="00209fac"/>
    </style:style>
    <style:style style:name="P8" style:family="paragraph" style:parent-style-name="Standard">
      <style:text-properties officeooo:rsid="0023aba6" officeooo:paragraph-rsid="0023ab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086cm" svg:y="0.18cm" svg:width="14.607cm" svg:height="10.001cm" draw:z-index="0"><draw:image xlink:href="Pictures/10000001000002280000017A2B117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07cm" svg:y="0.064cm" svg:width="14.818cm" svg:height="7.885cm" draw:z-index="2"><draw:image xlink:href="Pictures/10000001000002300000012A1BFB91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157cm" svg:width="9.474cm" svg:height="4.339cm" draw:z-index="5"><draw:image xlink:href="Pictures/1000000100000166000000A44592B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1" draw:name="Imagen4" text:anchor-type="char" svg:x="0.007cm" svg:y="0.113cm" svg:width="10.134cm" svg:height="3.096cm" draw:z-index="3"><draw:image xlink:href="Pictures/100000010000017F00000075CA623F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><draw:frame draw:style-name="fr1" draw:name="Imagen5" text:anchor-type="char" svg:x="0cm" svg:y="0.016cm" svg:width="17cm" svg:height="7.227cm" draw:z-index="4"><draw:image xlink:href="Pictures/100000010000029C0000011C5A49B20D.png" xlink:type="simple" xlink:show="embed" xlink:actuate="onLoad" draw:mime-type="image/png"/></draw:frame><draw:frame draw:style-name="fr1" draw:name="Imagen7" text:anchor-type="char" svg:x="0cm" svg:y="7.241cm" svg:width="13.628cm" svg:height="4.657cm" draw:z-index="6"><draw:image xlink:href="Pictures/1000000100000203000000B0163576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3"><draw:frame draw:style-name="fr1" draw:name="Imagen8" text:anchor-type="char" svg:x="0cm" svg:y="0.272cm" svg:width="14.766cm" svg:height="7.25cm" draw:z-index="7"><draw:image xlink:href="Pictures/100000010000022E00000112B45C56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5.</text:p>
      <text:p text:style-name="P4"><draw:frame draw:style-name="fr1" draw:name="Imagen9" text:anchor-type="char" svg:x="0cm" svg:y="0.259cm" svg:width="17cm" svg:height="11.631cm" draw:z-index="8"><draw:image xlink:href="Pictures/10000001000003930000027207271F8F.png" xlink:type="simple" xlink:show="embed" xlink:actuate="onLoad" draw:mime-type="image/png"/></draw:frame><draw:frame draw:style-name="fr1" draw:name="Imagen10" text:anchor-type="char" svg:x="0cm" svg:y="11.889cm" svg:width="9.657cm" svg:height="3.942cm" draw:z-index="9"><draw:image xlink:href="Pictures/100000010000016D000000955F876E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</text:p>
      <text:p text:style-name="P5"><draw:frame draw:style-name="fr1" draw:name="Imagen11" text:anchor-type="char" svg:x="0cm" svg:y="0.09cm" svg:width="17cm" svg:height="4.826cm" draw:z-index="10"><draw:image xlink:href="Pictures/10000001000002CB000000CB754FAA4B.png" xlink:type="simple" xlink:show="embed" xlink:actuate="onLoad" draw:mime-type="image/png"/></draw:frame></text:p>
      <text:p text:style-name="P6">7.</text:p>
      <text:p text:style-name="P6"><draw:frame draw:style-name="fr1" draw:name="Imagen12" text:anchor-type="char" svg:x="0.021cm" svg:y="0.235cm" svg:width="7.699cm" svg:height="1.244cm" draw:z-index="11"><draw:image xlink:href="Pictures/10000001000001230000002F4257067D.png" xlink:type="simple" xlink:show="embed" xlink:actuate="onLoad" draw:mime-type="image/png"/></draw:frame></text:p>
      <text:p text:style-name="P6"/>
      <text:p text:style-name="P6"/>
      <text:p text:style-name="P6"><draw:frame draw:style-name="fr1" draw:name="Imagen13" text:anchor-type="char" svg:x="0.021cm" svg:y="0.016cm" svg:width="8.31cm" svg:height="6.059cm" draw:z-index="12"><draw:image xlink:href="Pictures/100000010000013A000000E565B0AD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</text:p>
      <text:p text:style-name="P6"><draw:frame draw:style-name="fr1" draw:name="Imagen14" text:anchor-type="char" svg:x="-0.019cm" svg:y="0cm" svg:width="7.144cm" svg:height="1.349cm" draw:z-index="13"><draw:image xlink:href="Pictures/100000010000010E00000033E46C97F6.png" xlink:type="simple" xlink:show="embed" xlink:actuate="onLoad" draw:mime-type="image/png"/></draw:frame></text:p>
      <text:p text:style-name="P6"/>
      <text:p text:style-name="P6"><draw:frame draw:style-name="fr1" draw:name="Imagen15" text:anchor-type="char" svg:x="-0.019cm" svg:y="0.374cm" svg:width="5.812cm" svg:height="8.521cm" draw:z-index="14"><draw:image xlink:href="Pictures/1000000100000142000001D80D27958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9.</text:p>
      <text:p text:style-name="P7"><draw:frame draw:style-name="fr1" draw:name="Imagen16" text:anchor-type="char" svg:x="0.021cm" svg:y="0.148cm" svg:width="9.446cm" svg:height="2.249cm" draw:z-index="15"><draw:image xlink:href="Pictures/10000001000001650000005511338021.png" xlink:type="simple" xlink:show="embed" xlink:actuate="onLoad" draw:mime-type="image/png"/></draw:frame></text:p>
      <text:p text:style-name="P7"/>
      <text:p text:style-name="P7"/>
      <text:p text:style-name="P6"/>
      <text:p text:style-name="P6"><draw:frame draw:style-name="fr1" draw:name="Imagen17" text:anchor-type="char" svg:x="0.021cm" svg:y="0.448cm" svg:width="7.687cm" svg:height="9.83cm" draw:z-index="16"><draw:image xlink:href="Pictures/1000000100000155000001B4DA0E05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10.</text:p>
      <text:p text:style-name="P8"><draw:frame draw:style-name="fr2" draw:name="Imagen18" text:anchor-type="char" svg:width="17cm" svg:height="1.529cm" draw:z-index="17"><draw:image xlink:href="Pictures/1000000100000734000000A64D30A13C.png" xlink:type="simple" xlink:show="embed" xlink:actuate="onLoad" draw:mime-type="image/png"/></draw:frame></text:p>
      <text:p text:style-name="P8">11.</text:p>
      <text:p text:style-name="P8"><draw:frame draw:style-name="fr2" draw:name="Imagen19" text:anchor-type="char" svg:width="17cm" svg:height="4.782cm" draw:z-index="18"><draw:image xlink:href="Pictures/100000010000034E000000EE7AE07AD0.png" xlink:type="simple" xlink:show="embed" xlink:actuate="onLoad" draw:mime-type="image/png"/></draw:frame><draw:frame draw:style-name="fr1" draw:name="Imagen20" text:anchor-type="char" svg:x="0cm" svg:y="4.78cm" svg:width="12.146cm" svg:height="3.731cm" draw:z-index="19"><draw:image xlink:href="Pictures/10000001000001CB0000008DA318D1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12.</text:p>
      <text:p text:style-name="P8"><draw:frame draw:style-name="fr1" draw:name="Imagen21" text:anchor-type="char" svg:x="0.086cm" svg:y="0cm" svg:width="11.379cm" svg:height="11.088cm" draw:z-index="20"><draw:image xlink:href="Pictures/10000001000001AE000001A378D878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2" text:anchor-type="char" svg:x="0.086cm" svg:y="0.376cm" svg:width="17cm" svg:height="2.358cm" draw:z-index="21"><draw:image xlink:href="Pictures/100000010000039A00000080F72398F3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31T20:08:55.960071300</dc:date>
    <meta:editing-duration>PT49M55S</meta:editing-duration>
    <meta:editing-cycles>18</meta:editing-cycles>
    <meta:generator>LibreOffice/25.2.6.2$Windows_X86_64 LibreOffice_project/729c5bfe710f5eb71ed3bbde9e06a6065e9c6c5d</meta:generator>
    <meta:document-statistic meta:table-count="0" meta:image-count="22" meta:object-count="0" meta:page-count="7" meta:paragraph-count="12" meta:word-count="12" meta:character-count="27" meta:non-whitespace-character-count="27"/>
  </office:meta>
</office:document-meta>
</file>